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draw:fill="none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4" svg:x="0.89389in" svg:y="0in" svg:width="11.54554in" svg:height="7.5in" style:rel-width="scale" style:rel-height="scale">
          <draw:image xlink:href="media/image1.emf" xlink:type="simple" xlink:show="embed" xlink:actuate="onLoad"/>
          <svg:title/>
          <svg:desc/>
        </draw:frame>
      </draw:page>
      <draw:page draw:name="Slide2" draw:style-name="a382" draw:master-page-name="Master1-Layout2-obj-Titre-et-contenu" presentation:presentation-page-layout-name="Master1-PPL2" draw:id="Slide-257">
        <draw:frame draw:id="id64" presentation:style-name="a383" draw:name="Espace réservé du contenu 6" svg:x="2.76812in" svg:y="0.01104in" svg:width="7.7971in" svg:height="7.4779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Shobu</meta:initial-creator>
    <dc:creator>Shobu</dc:creator>
    <meta:creation-date>2018-09-30T11:13:52Z</meta:creation-date>
    <dc:date>2018-09-30T11:16:27Z</dc:date>
    <meta:editing-cycles>1</meta:editing-cycles>
    <meta:editing-duration>PT155S</meta:editing-duration>
    <meta:document-statistic meta:paragraph-count="0" meta:word-count="0"/>
  </office:meta>
</office:document-meta>
</file>